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.extractHostFromAuthorityPart( String author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.parse( URI uri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arsedURI.ParsedURI( URI uri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.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